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125.12pt" svg:y="26.16pt">
            <draw:object draw:notify-on-update-of-ranges="Sheet1.E1:Sheet1.E1 Sheet1.E2:Sheet1.E101 Sheet1.I1:Sheet1.I1 Sheet1.I2:Sheet1.I101 Sheet1.J1:Sheet1.J1 Sheet1.J2:Sheet1.J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71.55pt" svg:y="23.92pt">
            <draw:object draw:notify-on-update-of-ranges="Sheet1.E1:Sheet1.E1 Sheet1.E2:Sheet1.E101 Sheet1.G1:Sheet1.G1 Sheet1.G2:Sheet1.G101 Sheet1.K1:Sheet1.K1 Sheet1.K2:Sheet1.K1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trial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vrm</text:p>
          </table:table-cell>
          <table:table-cell office:value-type="string" calcext:value-type="string">
            <text:p>blockn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expected period</text:p>
          </table:table-cell>
          <table:table-cell office:value-type="string" calcext:value-type="string">
            <text:p>reproduced period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1.695" calcext:value-type="float">
            <text:p>741.695</text:p>
          </table:table-cell>
          <table:table-cell office:value-type="float" office:value="1077.92" calcext:value-type="float">
            <text:p>1077.9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2] = 1;444;666)" office:value-type="float" office:value="444" calcext:value-type="float">
            <text:p>444</text:p>
          </table:table-cell>
          <table:table-cell table:formula="of:=[.C2]-[.B2]" office:value-type="float" office:value="336.225" calcext:value-type="float">
            <text:p>336.225</text:p>
          </table:table-cell>
          <table:table-cell table:formula="of:=[.I2]-[.J2]" office:value-type="float" office:value="107.775" calcext:value-type="float">
            <text:p>107.7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2.713" calcext:value-type="float">
            <text:p>902.713</text:p>
          </table:table-cell>
          <table:table-cell office:value-type="float" office:value="1345.65" calcext:value-type="float">
            <text:p>1345.6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3] = 1;444;666)" office:value-type="float" office:value="444" calcext:value-type="float">
            <text:p>444</text:p>
          </table:table-cell>
          <table:table-cell table:formula="of:=[.C3]-[.B3]" office:value-type="float" office:value="442.937" calcext:value-type="float">
            <text:p>442.937</text:p>
          </table:table-cell>
          <table:table-cell table:formula="of:=[.I3]-[.J3]" office:value-type="float" office:value="1.06299999999987" calcext:value-type="float">
            <text:p>1.062999999999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5.241" calcext:value-type="float">
            <text:p>555.241</text:p>
          </table:table-cell>
          <table:table-cell office:value-type="float" office:value="1024.59" calcext:value-type="float">
            <text:p>1024.5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4] = 1;444;666)" office:value-type="float" office:value="444" calcext:value-type="float">
            <text:p>444</text:p>
          </table:table-cell>
          <table:table-cell table:formula="of:=[.C4]-[.B4]" office:value-type="float" office:value="469.349" calcext:value-type="float">
            <text:p>469.349</text:p>
          </table:table-cell>
          <table:table-cell table:formula="of:=[.I4]-[.J4]" office:value-type="float" office:value="-25.3489999999999" calcext:value-type="float">
            <text:p>-25.34899999999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87.747" calcext:value-type="float">
            <text:p>587.747</text:p>
          </table:table-cell>
          <table:table-cell office:value-type="float" office:value="997.917" calcext:value-type="float">
            <text:p>997.9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5] = 1;444;666)" office:value-type="float" office:value="444" calcext:value-type="float">
            <text:p>444</text:p>
          </table:table-cell>
          <table:table-cell table:formula="of:=[.C5]-[.B5]" office:value-type="float" office:value="410.17" calcext:value-type="float">
            <text:p>410.17</text:p>
          </table:table-cell>
          <table:table-cell table:formula="of:=[.I5]-[.J5]" office:value-type="float" office:value="33.8299999999999" calcext:value-type="float">
            <text:p>33.82999999999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24.968" calcext:value-type="float">
            <text:p>524.968</text:p>
          </table:table-cell>
          <table:table-cell office:value-type="float" office:value="939.664" calcext:value-type="float">
            <text:p>939.6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6] = 1;444;666)" office:value-type="float" office:value="444" calcext:value-type="float">
            <text:p>444</text:p>
          </table:table-cell>
          <table:table-cell table:formula="of:=[.C6]-[.B6]" office:value-type="float" office:value="414.696" calcext:value-type="float">
            <text:p>414.696</text:p>
          </table:table-cell>
          <table:table-cell table:formula="of:=[.I6]-[.J6]" office:value-type="float" office:value="29.304" calcext:value-type="float">
            <text:p>29.3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63.7" calcext:value-type="float">
            <text:p>563.7</text:p>
          </table:table-cell>
          <table:table-cell office:value-type="float" office:value="949.439" calcext:value-type="float">
            <text:p>949.43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7] = 1;444;666)" office:value-type="float" office:value="444" calcext:value-type="float">
            <text:p>444</text:p>
          </table:table-cell>
          <table:table-cell table:formula="of:=[.C7]-[.B7]" office:value-type="float" office:value="385.739" calcext:value-type="float">
            <text:p>385.739</text:p>
          </table:table-cell>
          <table:table-cell table:formula="of:=[.I7]-[.J7]" office:value-type="float" office:value="58.2610000000001" calcext:value-type="float">
            <text:p>58.26100000000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31.49" calcext:value-type="float">
            <text:p>631.49</text:p>
          </table:table-cell>
          <table:table-cell office:value-type="float" office:value="1044.66" calcext:value-type="float">
            <text:p>1044.6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8] = 1;444;666)" office:value-type="float" office:value="444" calcext:value-type="float">
            <text:p>444</text:p>
          </table:table-cell>
          <table:table-cell table:formula="of:=[.C8]-[.B8]" office:value-type="float" office:value="413.17" calcext:value-type="float">
            <text:p>413.17</text:p>
          </table:table-cell>
          <table:table-cell table:formula="of:=[.I8]-[.J8]" office:value-type="float" office:value="30.8299999999999" calcext:value-type="float">
            <text:p>30.82999999999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0.667" calcext:value-type="float">
            <text:p>540.667</text:p>
          </table:table-cell>
          <table:table-cell office:value-type="float" office:value="987.381" calcext:value-type="float">
            <text:p>987.38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9] = 1;444;666)" office:value-type="float" office:value="444" calcext:value-type="float">
            <text:p>444</text:p>
          </table:table-cell>
          <table:table-cell table:formula="of:=[.C9]-[.B9]" office:value-type="float" office:value="446.714" calcext:value-type="float">
            <text:p>446.714</text:p>
          </table:table-cell>
          <table:table-cell table:formula="of:=[.I9]-[.J9]" office:value-type="float" office:value="-2.71399999999994" calcext:value-type="float">
            <text:p>-2.7139999999999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90.168" calcext:value-type="float">
            <text:p>690.168</text:p>
          </table:table-cell>
          <table:table-cell office:value-type="float" office:value="1030.38" calcext:value-type="float">
            <text:p>1030.3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10] = 1;444;666)" office:value-type="float" office:value="444" calcext:value-type="float">
            <text:p>444</text:p>
          </table:table-cell>
          <table:table-cell table:formula="of:=[.C10]-[.B10]" office:value-type="float" office:value="340.212" calcext:value-type="float">
            <text:p>340.212</text:p>
          </table:table-cell>
          <table:table-cell table:formula="of:=[.I10]-[.J10]" office:value-type="float" office:value="103.788" calcext:value-type="float">
            <text:p>103.7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92.122" calcext:value-type="float">
            <text:p>592.122</text:p>
          </table:table-cell>
          <table:table-cell office:value-type="float" office:value="1010.08" calcext:value-type="float">
            <text:p>1010.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11] = 1;444;666)" office:value-type="float" office:value="444" calcext:value-type="float">
            <text:p>444</text:p>
          </table:table-cell>
          <table:table-cell table:formula="of:=[.C11]-[.B11]" office:value-type="float" office:value="417.958" calcext:value-type="float">
            <text:p>417.958</text:p>
          </table:table-cell>
          <table:table-cell table:formula="of:=[.I11]-[.J11]" office:value-type="float" office:value="26.0419999999999" calcext:value-type="float">
            <text:p>26.04199999999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71.677" calcext:value-type="float">
            <text:p>671.677</text:p>
          </table:table-cell>
          <table:table-cell office:value-type="float" office:value="1142.34" calcext:value-type="float">
            <text:p>1142.3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12] = 1;444;666)" office:value-type="float" office:value="444" calcext:value-type="float">
            <text:p>444</text:p>
          </table:table-cell>
          <table:table-cell table:formula="of:=[.C12]-[.B12]" office:value-type="float" office:value="470.663" calcext:value-type="float">
            <text:p>470.663</text:p>
          </table:table-cell>
          <table:table-cell table:formula="of:=[.I12]-[.J12]" office:value-type="float" office:value="-26.6629999999999" calcext:value-type="float">
            <text:p>-26.662999999999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77.932" calcext:value-type="float">
            <text:p>677.932</text:p>
          </table:table-cell>
          <table:table-cell office:value-type="float" office:value="1155.86" calcext:value-type="float">
            <text:p>1155.8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13] = 1;444;666)" office:value-type="float" office:value="444" calcext:value-type="float">
            <text:p>444</text:p>
          </table:table-cell>
          <table:table-cell table:formula="of:=[.C13]-[.B13]" office:value-type="float" office:value="477.928" calcext:value-type="float">
            <text:p>477.928</text:p>
          </table:table-cell>
          <table:table-cell table:formula="of:=[.I13]-[.J13]" office:value-type="float" office:value="-33.9279999999999" calcext:value-type="float">
            <text:p>-33.92799999999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60.444" calcext:value-type="float">
            <text:p>560.444</text:p>
          </table:table-cell>
          <table:table-cell office:value-type="float" office:value="1058.65" calcext:value-type="float">
            <text:p>1058.6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14] = 1;444;666)" office:value-type="float" office:value="444" calcext:value-type="float">
            <text:p>444</text:p>
          </table:table-cell>
          <table:table-cell table:formula="of:=[.C14]-[.B14]" office:value-type="float" office:value="498.206" calcext:value-type="float">
            <text:p>498.206</text:p>
          </table:table-cell>
          <table:table-cell table:formula="of:=[.I14]-[.J14]" office:value-type="float" office:value="-54.2060000000001" calcext:value-type="float">
            <text:p>-54.20600000000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33.894" calcext:value-type="float">
            <text:p>533.894</text:p>
          </table:table-cell>
          <table:table-cell office:value-type="float" office:value="1021.84" calcext:value-type="float">
            <text:p>1021.8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15] = 1;444;666)" office:value-type="float" office:value="444" calcext:value-type="float">
            <text:p>444</text:p>
          </table:table-cell>
          <table:table-cell table:formula="of:=[.C15]-[.B15]" office:value-type="float" office:value="487.946" calcext:value-type="float">
            <text:p>487.946</text:p>
          </table:table-cell>
          <table:table-cell table:formula="of:=[.I15]-[.J15]" office:value-type="float" office:value="-43.946" calcext:value-type="float">
            <text:p>-43.94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32.432" calcext:value-type="float">
            <text:p>632.432</text:p>
          </table:table-cell>
          <table:table-cell office:value-type="float" office:value="1078.63" calcext:value-type="float">
            <text:p>1078.6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16] = 1;444;666)" office:value-type="float" office:value="444" calcext:value-type="float">
            <text:p>444</text:p>
          </table:table-cell>
          <table:table-cell table:formula="of:=[.C16]-[.B16]" office:value-type="float" office:value="446.198" calcext:value-type="float">
            <text:p>446.198</text:p>
          </table:table-cell>
          <table:table-cell table:formula="of:=[.I16]-[.J16]" office:value-type="float" office:value="-2.19800000000009" calcext:value-type="float">
            <text:p>-2.1980000000000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2.928" calcext:value-type="float">
            <text:p>632.928</text:p>
          </table:table-cell>
          <table:table-cell office:value-type="float" office:value="1133.67" calcext:value-type="float">
            <text:p>1133.6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17] = 1;444;666)" office:value-type="float" office:value="444" calcext:value-type="float">
            <text:p>444</text:p>
          </table:table-cell>
          <table:table-cell table:formula="of:=[.C17]-[.B17]" office:value-type="float" office:value="500.742" calcext:value-type="float">
            <text:p>500.742</text:p>
          </table:table-cell>
          <table:table-cell table:formula="of:=[.I17]-[.J17]" office:value-type="float" office:value="-56.7420000000001" calcext:value-type="float">
            <text:p>-56.74200000000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00.622" calcext:value-type="float">
            <text:p>800.622</text:p>
          </table:table-cell>
          <table:table-cell office:value-type="float" office:value="1310.02" calcext:value-type="float">
            <text:p>1310.0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18] = 1;444;666)" office:value-type="float" office:value="444" calcext:value-type="float">
            <text:p>444</text:p>
          </table:table-cell>
          <table:table-cell table:formula="of:=[.C18]-[.B18]" office:value-type="float" office:value="509.398" calcext:value-type="float">
            <text:p>509.398</text:p>
          </table:table-cell>
          <table:table-cell table:formula="of:=[.I18]-[.J18]" office:value-type="float" office:value="-65.398" calcext:value-type="float">
            <text:p>-65.39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18.893" calcext:value-type="float">
            <text:p>718.893</text:p>
          </table:table-cell>
          <table:table-cell office:value-type="float" office:value="1239.34" calcext:value-type="float">
            <text:p>1239.3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19] = 1;444;666)" office:value-type="float" office:value="444" calcext:value-type="float">
            <text:p>444</text:p>
          </table:table-cell>
          <table:table-cell table:formula="of:=[.C19]-[.B19]" office:value-type="float" office:value="520.447" calcext:value-type="float">
            <text:p>520.447</text:p>
          </table:table-cell>
          <table:table-cell table:formula="of:=[.I19]-[.J19]" office:value-type="float" office:value="-76.4469999999999" calcext:value-type="float">
            <text:p>-76.446999999999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91.148" calcext:value-type="float">
            <text:p>691.148</text:p>
          </table:table-cell>
          <table:table-cell office:value-type="float" office:value="1203.11" calcext:value-type="float">
            <text:p>1203.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20] = 1;444;666)" office:value-type="float" office:value="444" calcext:value-type="float">
            <text:p>444</text:p>
          </table:table-cell>
          <table:table-cell table:formula="of:=[.C20]-[.B20]" office:value-type="float" office:value="511.962" calcext:value-type="float">
            <text:p>511.962</text:p>
          </table:table-cell>
          <table:table-cell table:formula="of:=[.I20]-[.J20]" office:value-type="float" office:value="-67.9619999999999" calcext:value-type="float">
            <text:p>-67.961999999999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23.185" calcext:value-type="float">
            <text:p>923.185</text:p>
          </table:table-cell>
          <table:table-cell office:value-type="float" office:value="1373.84" calcext:value-type="float">
            <text:p>1373.8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21] = 1;444;666)" office:value-type="float" office:value="444" calcext:value-type="float">
            <text:p>444</text:p>
          </table:table-cell>
          <table:table-cell table:formula="of:=[.C21]-[.B21]" office:value-type="float" office:value="450.655" calcext:value-type="float">
            <text:p>450.655</text:p>
          </table:table-cell>
          <table:table-cell table:formula="of:=[.I21]-[.J21]" office:value-type="float" office:value="-6.65499999999997" calcext:value-type="float">
            <text:p>-6.6549999999999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46.479" calcext:value-type="float">
            <text:p>946.479</text:p>
          </table:table-cell>
          <table:table-cell office:value-type="float" office:value="1419.6" calcext:value-type="float">
            <text:p>1419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G22] = 1;444;666)" office:value-type="float" office:value="666" calcext:value-type="float">
            <text:p>666</text:p>
          </table:table-cell>
          <table:table-cell table:formula="of:=[.C22]-[.B22]" office:value-type="float" office:value="473.121" calcext:value-type="float">
            <text:p>473.121</text:p>
          </table:table-cell>
          <table:table-cell table:formula="of:=[.I22]-[.J22]" office:value-type="float" office:value="192.879" calcext:value-type="float">
            <text:p>192.87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18.632" calcext:value-type="float">
            <text:p>918.632</text:p>
          </table:table-cell>
          <table:table-cell office:value-type="float" office:value="1534.05" calcext:value-type="float">
            <text:p>1534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G23] = 1;444;666)" office:value-type="float" office:value="666" calcext:value-type="float">
            <text:p>666</text:p>
          </table:table-cell>
          <table:table-cell table:formula="of:=[.C23]-[.B23]" office:value-type="float" office:value="615.418" calcext:value-type="float">
            <text:p>615.418</text:p>
          </table:table-cell>
          <table:table-cell table:formula="of:=[.I23]-[.J23]" office:value-type="float" office:value="50.582" calcext:value-type="float">
            <text:p>50.58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86.149" calcext:value-type="float">
            <text:p>786.149</text:p>
          </table:table-cell>
          <table:table-cell office:value-type="float" office:value="1443.06" calcext:value-type="float">
            <text:p>1443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G24] = 1;444;666)" office:value-type="float" office:value="666" calcext:value-type="float">
            <text:p>666</text:p>
          </table:table-cell>
          <table:table-cell table:formula="of:=[.C24]-[.B24]" office:value-type="float" office:value="656.911" calcext:value-type="float">
            <text:p>656.911</text:p>
          </table:table-cell>
          <table:table-cell table:formula="of:=[.I24]-[.J24]" office:value-type="float" office:value="9.08900000000006" calcext:value-type="float">
            <text:p>9.0890000000000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86.667" calcext:value-type="float">
            <text:p>886.667</text:p>
          </table:table-cell>
          <table:table-cell office:value-type="float" office:value="1498.56" calcext:value-type="float">
            <text:p>1498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G25] = 1;444;666)" office:value-type="float" office:value="666" calcext:value-type="float">
            <text:p>666</text:p>
          </table:table-cell>
          <table:table-cell table:formula="of:=[.C25]-[.B25]" office:value-type="float" office:value="611.893" calcext:value-type="float">
            <text:p>611.893</text:p>
          </table:table-cell>
          <table:table-cell table:formula="of:=[.I25]-[.J25]" office:value-type="float" office:value="54.1070000000001" calcext:value-type="float">
            <text:p>54.107000000000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40.387" calcext:value-type="float">
            <text:p>840.387</text:p>
          </table:table-cell>
          <table:table-cell office:value-type="float" office:value="1472.35" calcext:value-type="float">
            <text:p>1472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G26] = 1;444;666)" office:value-type="float" office:value="666" calcext:value-type="float">
            <text:p>666</text:p>
          </table:table-cell>
          <table:table-cell table:formula="of:=[.C26]-[.B26]" office:value-type="float" office:value="631.963" calcext:value-type="float">
            <text:p>631.963</text:p>
          </table:table-cell>
          <table:table-cell table:formula="of:=[.I26]-[.J26]" office:value-type="float" office:value="34.037" calcext:value-type="float">
            <text:p>34.03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76.361" calcext:value-type="float">
            <text:p>676.361</text:p>
          </table:table-cell>
          <table:table-cell office:value-type="float" office:value="1290.01" calcext:value-type="float">
            <text:p>129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G27] = 1;444;666)" office:value-type="float" office:value="666" calcext:value-type="float">
            <text:p>666</text:p>
          </table:table-cell>
          <table:table-cell table:formula="of:=[.C27]-[.B27]" office:value-type="float" office:value="613.649" calcext:value-type="float">
            <text:p>613.649</text:p>
          </table:table-cell>
          <table:table-cell table:formula="of:=[.I27]-[.J27]" office:value-type="float" office:value="52.351" calcext:value-type="float">
            <text:p>52.35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24.279" calcext:value-type="float">
            <text:p>824.279</text:p>
          </table:table-cell>
          <table:table-cell office:value-type="float" office:value="1454.14" calcext:value-type="float">
            <text:p>1454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G28] = 1;444;666)" office:value-type="float" office:value="666" calcext:value-type="float">
            <text:p>666</text:p>
          </table:table-cell>
          <table:table-cell table:formula="of:=[.C28]-[.B28]" office:value-type="float" office:value="629.861" calcext:value-type="float">
            <text:p>629.861</text:p>
          </table:table-cell>
          <table:table-cell table:formula="of:=[.I28]-[.J28]" office:value-type="float" office:value="36.1389999999999" calcext:value-type="float">
            <text:p>36.138999999999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14.362" calcext:value-type="float">
            <text:p>614.362</text:p>
          </table:table-cell>
          <table:table-cell office:value-type="float" office:value="1285.1" calcext:value-type="float">
            <text:p>1285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G29] = 1;444;666)" office:value-type="float" office:value="666" calcext:value-type="float">
            <text:p>666</text:p>
          </table:table-cell>
          <table:table-cell table:formula="of:=[.C29]-[.B29]" office:value-type="float" office:value="670.738" calcext:value-type="float">
            <text:p>670.738</text:p>
          </table:table-cell>
          <table:table-cell table:formula="of:=[.I29]-[.J29]" office:value-type="float" office:value="-4.73799999999994" calcext:value-type="float">
            <text:p>-4.7379999999999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93.809" calcext:value-type="float">
            <text:p>893.809</text:p>
          </table:table-cell>
          <table:table-cell office:value-type="float" office:value="1534.42" calcext:value-type="float">
            <text:p>1534.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G30] = 1;444;666)" office:value-type="float" office:value="666" calcext:value-type="float">
            <text:p>666</text:p>
          </table:table-cell>
          <table:table-cell table:formula="of:=[.C30]-[.B30]" office:value-type="float" office:value="640.611" calcext:value-type="float">
            <text:p>640.611</text:p>
          </table:table-cell>
          <table:table-cell table:formula="of:=[.I30]-[.J30]" office:value-type="float" office:value="25.3889999999999" calcext:value-type="float">
            <text:p>25.388999999999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51.317" calcext:value-type="float">
            <text:p>851.317</text:p>
          </table:table-cell>
          <table:table-cell office:value-type="float" office:value="1462.93" calcext:value-type="float">
            <text:p>1462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G31] = 1;444;666)" office:value-type="float" office:value="666" calcext:value-type="float">
            <text:p>666</text:p>
          </table:table-cell>
          <table:table-cell table:formula="of:=[.C31]-[.B31]" office:value-type="float" office:value="611.613" calcext:value-type="float">
            <text:p>611.613</text:p>
          </table:table-cell>
          <table:table-cell table:formula="of:=[.I31]-[.J31]" office:value-type="float" office:value="54.3869999999999" calcext:value-type="float">
            <text:p>54.386999999999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01.105" calcext:value-type="float">
            <text:p>701.105</text:p>
          </table:table-cell>
          <table:table-cell office:value-type="float" office:value="1373.75" calcext:value-type="float">
            <text:p>1373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G32] = 1;444;666)" office:value-type="float" office:value="666" calcext:value-type="float">
            <text:p>666</text:p>
          </table:table-cell>
          <table:table-cell table:formula="of:=[.C32]-[.B32]" office:value-type="float" office:value="672.645" calcext:value-type="float">
            <text:p>672.645</text:p>
          </table:table-cell>
          <table:table-cell table:formula="of:=[.I32]-[.J32]" office:value-type="float" office:value="-6.64499999999998" calcext:value-type="float">
            <text:p>-6.6449999999999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70.839" calcext:value-type="float">
            <text:p>570.839</text:p>
          </table:table-cell>
          <table:table-cell office:value-type="float" office:value="1196.45" calcext:value-type="float">
            <text:p>1196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G33] = 1;444;666)" office:value-type="float" office:value="666" calcext:value-type="float">
            <text:p>666</text:p>
          </table:table-cell>
          <table:table-cell table:formula="of:=[.C33]-[.B33]" office:value-type="float" office:value="625.611" calcext:value-type="float">
            <text:p>625.611</text:p>
          </table:table-cell>
          <table:table-cell table:formula="of:=[.I33]-[.J33]" office:value-type="float" office:value="40.389" calcext:value-type="float">
            <text:p>40.38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55.092" calcext:value-type="float">
            <text:p>755.092</text:p>
          </table:table-cell>
          <table:table-cell office:value-type="float" office:value="1290.28" calcext:value-type="float">
            <text:p>1290.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G34] = 1;444;666)" office:value-type="float" office:value="666" calcext:value-type="float">
            <text:p>666</text:p>
          </table:table-cell>
          <table:table-cell table:formula="of:=[.C34]-[.B34]" office:value-type="float" office:value="535.188" calcext:value-type="float">
            <text:p>535.188</text:p>
          </table:table-cell>
          <table:table-cell table:formula="of:=[.I34]-[.J34]" office:value-type="float" office:value="130.812" calcext:value-type="float">
            <text:p>130.81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36.096" calcext:value-type="float">
            <text:p>936.096</text:p>
          </table:table-cell>
          <table:table-cell office:value-type="float" office:value="1616.45" calcext:value-type="float">
            <text:p>1616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G35] = 1;444;666)" office:value-type="float" office:value="666" calcext:value-type="float">
            <text:p>666</text:p>
          </table:table-cell>
          <table:table-cell table:formula="of:=[.C35]-[.B35]" office:value-type="float" office:value="680.354" calcext:value-type="float">
            <text:p>680.354</text:p>
          </table:table-cell>
          <table:table-cell table:formula="of:=[.I35]-[.J35]" office:value-type="float" office:value="-14.354" calcext:value-type="float">
            <text:p>-14.35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14.332" calcext:value-type="float">
            <text:p>714.332</text:p>
          </table:table-cell>
          <table:table-cell office:value-type="float" office:value="1453.7" calcext:value-type="float">
            <text:p>1453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G36] = 1;444;666)" office:value-type="float" office:value="666" calcext:value-type="float">
            <text:p>666</text:p>
          </table:table-cell>
          <table:table-cell table:formula="of:=[.C36]-[.B36]" office:value-type="float" office:value="739.368" calcext:value-type="float">
            <text:p>739.368</text:p>
          </table:table-cell>
          <table:table-cell table:formula="of:=[.I36]-[.J36]" office:value-type="float" office:value="-73.3680000000001" calcext:value-type="float">
            <text:p>-73.368000000000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18.1" calcext:value-type="float">
            <text:p>718.1</text:p>
          </table:table-cell>
          <table:table-cell office:value-type="float" office:value="1367.71" calcext:value-type="float">
            <text:p>1367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G37] = 1;444;666)" office:value-type="float" office:value="666" calcext:value-type="float">
            <text:p>666</text:p>
          </table:table-cell>
          <table:table-cell table:formula="of:=[.C37]-[.B37]" office:value-type="float" office:value="649.61" calcext:value-type="float">
            <text:p>649.61</text:p>
          </table:table-cell>
          <table:table-cell table:formula="of:=[.I37]-[.J37]" office:value-type="float" office:value="16.39" calcext:value-type="float">
            <text:p>16.3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27.081" calcext:value-type="float">
            <text:p>827.081</text:p>
          </table:table-cell>
          <table:table-cell office:value-type="float" office:value="1542.67" calcext:value-type="float">
            <text:p>1542.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G38] = 1;444;666)" office:value-type="float" office:value="666" calcext:value-type="float">
            <text:p>666</text:p>
          </table:table-cell>
          <table:table-cell table:formula="of:=[.C38]-[.B38]" office:value-type="float" office:value="715.589" calcext:value-type="float">
            <text:p>715.589</text:p>
          </table:table-cell>
          <table:table-cell table:formula="of:=[.I38]-[.J38]" office:value-type="float" office:value="-49.5890000000001" calcext:value-type="float">
            <text:p>-49.589000000000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25.065" calcext:value-type="float">
            <text:p>925.065</text:p>
          </table:table-cell>
          <table:table-cell office:value-type="float" office:value="1704.94" calcext:value-type="float">
            <text:p>1704.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G39] = 1;444;666)" office:value-type="float" office:value="666" calcext:value-type="float">
            <text:p>666</text:p>
          </table:table-cell>
          <table:table-cell table:formula="of:=[.C39]-[.B39]" office:value-type="float" office:value="779.875" calcext:value-type="float">
            <text:p>779.875</text:p>
          </table:table-cell>
          <table:table-cell table:formula="of:=[.I39]-[.J39]" office:value-type="float" office:value="-113.875" calcext:value-type="float">
            <text:p>-113.87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88.315" calcext:value-type="float">
            <text:p>888.315</text:p>
          </table:table-cell>
          <table:table-cell office:value-type="float" office:value="1654.41" calcext:value-type="float">
            <text:p>1654.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G40] = 1;444;666)" office:value-type="float" office:value="666" calcext:value-type="float">
            <text:p>666</text:p>
          </table:table-cell>
          <table:table-cell table:formula="of:=[.C40]-[.B40]" office:value-type="float" office:value="766.095" calcext:value-type="float">
            <text:p>766.095</text:p>
          </table:table-cell>
          <table:table-cell table:formula="of:=[.I40]-[.J40]" office:value-type="float" office:value="-100.095" calcext:value-type="float">
            <text:p>-100.09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99.31" calcext:value-type="float">
            <text:p>1199.31</text:p>
          </table:table-cell>
          <table:table-cell office:value-type="float" office:value="1985.86" calcext:value-type="float">
            <text:p>1985.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G41] = 1;444;666)" office:value-type="float" office:value="666" calcext:value-type="float">
            <text:p>666</text:p>
          </table:table-cell>
          <table:table-cell table:formula="of:=[.C41]-[.B41]" office:value-type="float" office:value="786.55" calcext:value-type="float">
            <text:p>786.55</text:p>
          </table:table-cell>
          <table:table-cell table:formula="of:=[.I41]-[.J41]" office:value-type="float" office:value="-120.55" calcext:value-type="float">
            <text:p>-120.5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74.586" calcext:value-type="float">
            <text:p>874.586</text:p>
          </table:table-cell>
          <table:table-cell office:value-type="float" office:value="1500.72" calcext:value-type="float">
            <text:p>1500.7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G42] = 1;444;666)" office:value-type="float" office:value="666" calcext:value-type="float">
            <text:p>666</text:p>
          </table:table-cell>
          <table:table-cell table:formula="of:=[.C42]-[.B42]" office:value-type="float" office:value="626.134" calcext:value-type="float">
            <text:p>626.134</text:p>
          </table:table-cell>
          <table:table-cell table:formula="of:=[.I42]-[.J42]" office:value-type="float" office:value="39.866" calcext:value-type="float">
            <text:p>39.86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45.133" calcext:value-type="float">
            <text:p>645.133</text:p>
          </table:table-cell>
          <table:table-cell office:value-type="float" office:value="1211.03" calcext:value-type="float">
            <text:p>1211.03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G43] = 1;444;666)" office:value-type="float" office:value="666" calcext:value-type="float">
            <text:p>666</text:p>
          </table:table-cell>
          <table:table-cell table:formula="of:=[.C43]-[.B43]" office:value-type="float" office:value="565.897" calcext:value-type="float">
            <text:p>565.897</text:p>
          </table:table-cell>
          <table:table-cell table:formula="of:=[.I43]-[.J43]" office:value-type="float" office:value="100.103" calcext:value-type="float">
            <text:p>100.10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42.377" calcext:value-type="float">
            <text:p>642.377</text:p>
          </table:table-cell>
          <table:table-cell office:value-type="float" office:value="1298.3" calcext:value-type="float">
            <text:p>1298.3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G44] = 1;444;666)" office:value-type="float" office:value="666" calcext:value-type="float">
            <text:p>666</text:p>
          </table:table-cell>
          <table:table-cell table:formula="of:=[.C44]-[.B44]" office:value-type="float" office:value="655.923" calcext:value-type="float">
            <text:p>655.923</text:p>
          </table:table-cell>
          <table:table-cell table:formula="of:=[.I44]-[.J44]" office:value-type="float" office:value="10.077" calcext:value-type="float">
            <text:p>10.07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65.926" calcext:value-type="float">
            <text:p>565.926</text:p>
          </table:table-cell>
          <table:table-cell office:value-type="float" office:value="1131.55" calcext:value-type="float">
            <text:p>1131.5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G45] = 1;444;666)" office:value-type="float" office:value="666" calcext:value-type="float">
            <text:p>666</text:p>
          </table:table-cell>
          <table:table-cell table:formula="of:=[.C45]-[.B45]" office:value-type="float" office:value="565.624" calcext:value-type="float">
            <text:p>565.624</text:p>
          </table:table-cell>
          <table:table-cell table:formula="of:=[.I45]-[.J45]" office:value-type="float" office:value="100.376" calcext:value-type="float">
            <text:p>100.37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04.628" calcext:value-type="float">
            <text:p>704.628</text:p>
          </table:table-cell>
          <table:table-cell office:value-type="float" office:value="1295.77" calcext:value-type="float">
            <text:p>1295.77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G46] = 1;444;666)" office:value-type="float" office:value="666" calcext:value-type="float">
            <text:p>666</text:p>
          </table:table-cell>
          <table:table-cell table:formula="of:=[.C46]-[.B46]" office:value-type="float" office:value="591.142" calcext:value-type="float">
            <text:p>591.142</text:p>
          </table:table-cell>
          <table:table-cell table:formula="of:=[.I46]-[.J46]" office:value-type="float" office:value="74.8580000000001" calcext:value-type="float">
            <text:p>74.858000000000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09.401" calcext:value-type="float">
            <text:p>809.401</text:p>
          </table:table-cell>
          <table:table-cell office:value-type="float" office:value="1465.51" calcext:value-type="float">
            <text:p>1465.5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G47] = 1;444;666)" office:value-type="float" office:value="666" calcext:value-type="float">
            <text:p>666</text:p>
          </table:table-cell>
          <table:table-cell table:formula="of:=[.C47]-[.B47]" office:value-type="float" office:value="656.109" calcext:value-type="float">
            <text:p>656.109</text:p>
          </table:table-cell>
          <table:table-cell table:formula="of:=[.I47]-[.J47]" office:value-type="float" office:value="9.89099999999996" calcext:value-type="float">
            <text:p>9.8909999999999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42.67" calcext:value-type="float">
            <text:p>542.67</text:p>
          </table:table-cell>
          <table:table-cell office:value-type="float" office:value="1199.05" calcext:value-type="float">
            <text:p>1199.0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G48] = 1;444;666)" office:value-type="float" office:value="666" calcext:value-type="float">
            <text:p>666</text:p>
          </table:table-cell>
          <table:table-cell table:formula="of:=[.C48]-[.B48]" office:value-type="float" office:value="656.38" calcext:value-type="float">
            <text:p>656.38</text:p>
          </table:table-cell>
          <table:table-cell table:formula="of:=[.I48]-[.J48]" office:value-type="float" office:value="9.62" calcext:value-type="float">
            <text:p>9.6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97.625" calcext:value-type="float">
            <text:p>397.625</text:p>
          </table:table-cell>
          <table:table-cell office:value-type="float" office:value="1009.77" calcext:value-type="float">
            <text:p>1009.77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G49] = 1;444;666)" office:value-type="float" office:value="666" calcext:value-type="float">
            <text:p>666</text:p>
          </table:table-cell>
          <table:table-cell table:formula="of:=[.C49]-[.B49]" office:value-type="float" office:value="612.145" calcext:value-type="float">
            <text:p>612.145</text:p>
          </table:table-cell>
          <table:table-cell table:formula="of:=[.I49]-[.J49]" office:value-type="float" office:value="53.855" calcext:value-type="float">
            <text:p>53.85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33.927" calcext:value-type="float">
            <text:p>633.927</text:p>
          </table:table-cell>
          <table:table-cell office:value-type="float" office:value="1304.04" calcext:value-type="float">
            <text:p>1304.04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G50] = 1;444;666)" office:value-type="float" office:value="666" calcext:value-type="float">
            <text:p>666</text:p>
          </table:table-cell>
          <table:table-cell table:formula="of:=[.C50]-[.B50]" office:value-type="float" office:value="670.113" calcext:value-type="float">
            <text:p>670.113</text:p>
          </table:table-cell>
          <table:table-cell table:formula="of:=[.I50]-[.J50]" office:value-type="float" office:value="-4.11299999999994" calcext:value-type="float">
            <text:p>-4.1129999999999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54.393" calcext:value-type="float">
            <text:p>554.393</text:p>
          </table:table-cell>
          <table:table-cell office:value-type="float" office:value="1188.95" calcext:value-type="float">
            <text:p>1188.9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G51] = 1;444;666)" office:value-type="float" office:value="666" calcext:value-type="float">
            <text:p>666</text:p>
          </table:table-cell>
          <table:table-cell table:formula="of:=[.C51]-[.B51]" office:value-type="float" office:value="634.557" calcext:value-type="float">
            <text:p>634.557</text:p>
          </table:table-cell>
          <table:table-cell table:formula="of:=[.I51]-[.J51]" office:value-type="float" office:value="31.443" calcext:value-type="float">
            <text:p>31.44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48.439" calcext:value-type="float">
            <text:p>648.439</text:p>
          </table:table-cell>
          <table:table-cell office:value-type="float" office:value="1271.27" calcext:value-type="float">
            <text:p>1271.27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G52] = 1;444;666)" office:value-type="float" office:value="666" calcext:value-type="float">
            <text:p>666</text:p>
          </table:table-cell>
          <table:table-cell table:formula="of:=[.C52]-[.B52]" office:value-type="float" office:value="622.831" calcext:value-type="float">
            <text:p>622.831</text:p>
          </table:table-cell>
          <table:table-cell table:formula="of:=[.I52]-[.J52]" office:value-type="float" office:value="43.169" calcext:value-type="float">
            <text:p>43.16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26.913" calcext:value-type="float">
            <text:p>526.913</text:p>
          </table:table-cell>
          <table:table-cell office:value-type="float" office:value="1241.54" calcext:value-type="float">
            <text:p>1241.54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G53] = 1;444;666)" office:value-type="float" office:value="666" calcext:value-type="float">
            <text:p>666</text:p>
          </table:table-cell>
          <table:table-cell table:formula="of:=[.C53]-[.B53]" office:value-type="float" office:value="714.627" calcext:value-type="float">
            <text:p>714.627</text:p>
          </table:table-cell>
          <table:table-cell table:formula="of:=[.I53]-[.J53]" office:value-type="float" office:value="-48.627" calcext:value-type="float">
            <text:p>-48.62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80.902" calcext:value-type="float">
            <text:p>580.902</text:p>
          </table:table-cell>
          <table:table-cell office:value-type="float" office:value="1243.03" calcext:value-type="float">
            <text:p>1243.03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G54] = 1;444;666)" office:value-type="float" office:value="666" calcext:value-type="float">
            <text:p>666</text:p>
          </table:table-cell>
          <table:table-cell table:formula="of:=[.C54]-[.B54]" office:value-type="float" office:value="662.128" calcext:value-type="float">
            <text:p>662.128</text:p>
          </table:table-cell>
          <table:table-cell table:formula="of:=[.I54]-[.J54]" office:value-type="float" office:value="3.87200000000007" calcext:value-type="float">
            <text:p>3.8720000000000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05.398" calcext:value-type="float">
            <text:p>605.398</text:p>
          </table:table-cell>
          <table:table-cell office:value-type="float" office:value="1214.34" calcext:value-type="float">
            <text:p>1214.34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G55] = 1;444;666)" office:value-type="float" office:value="666" calcext:value-type="float">
            <text:p>666</text:p>
          </table:table-cell>
          <table:table-cell table:formula="of:=[.C55]-[.B55]" office:value-type="float" office:value="608.942" calcext:value-type="float">
            <text:p>608.942</text:p>
          </table:table-cell>
          <table:table-cell table:formula="of:=[.I55]-[.J55]" office:value-type="float" office:value="57.0580000000001" calcext:value-type="float">
            <text:p>57.058000000000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95.128" calcext:value-type="float">
            <text:p>695.128</text:p>
          </table:table-cell>
          <table:table-cell office:value-type="float" office:value="1297.99" calcext:value-type="float">
            <text:p>1297.99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G56] = 1;444;666)" office:value-type="float" office:value="666" calcext:value-type="float">
            <text:p>666</text:p>
          </table:table-cell>
          <table:table-cell table:formula="of:=[.C56]-[.B56]" office:value-type="float" office:value="602.862" calcext:value-type="float">
            <text:p>602.862</text:p>
          </table:table-cell>
          <table:table-cell table:formula="of:=[.I56]-[.J56]" office:value-type="float" office:value="63.138" calcext:value-type="float">
            <text:p>63.13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53.332" calcext:value-type="float">
            <text:p>753.332</text:p>
          </table:table-cell>
          <table:table-cell office:value-type="float" office:value="1412.46" calcext:value-type="float">
            <text:p>1412.4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G57] = 1;444;666)" office:value-type="float" office:value="666" calcext:value-type="float">
            <text:p>666</text:p>
          </table:table-cell>
          <table:table-cell table:formula="of:=[.C57]-[.B57]" office:value-type="float" office:value="659.128" calcext:value-type="float">
            <text:p>659.128</text:p>
          </table:table-cell>
          <table:table-cell table:formula="of:=[.I57]-[.J57]" office:value-type="float" office:value="6.87199999999996" calcext:value-type="float">
            <text:p>6.8719999999999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27.132" calcext:value-type="float">
            <text:p>827.132</text:p>
          </table:table-cell>
          <table:table-cell office:value-type="float" office:value="1489.77" calcext:value-type="float">
            <text:p>1489.77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G58] = 1;444;666)" office:value-type="float" office:value="666" calcext:value-type="float">
            <text:p>666</text:p>
          </table:table-cell>
          <table:table-cell table:formula="of:=[.C58]-[.B58]" office:value-type="float" office:value="662.638" calcext:value-type="float">
            <text:p>662.638</text:p>
          </table:table-cell>
          <table:table-cell table:formula="of:=[.I58]-[.J58]" office:value-type="float" office:value="3.36199999999997" calcext:value-type="float">
            <text:p>3.3619999999999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28.72" calcext:value-type="float">
            <text:p>628.72</text:p>
          </table:table-cell>
          <table:table-cell office:value-type="float" office:value="1263.04" calcext:value-type="float">
            <text:p>1263.04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G59] = 1;444;666)" office:value-type="float" office:value="666" calcext:value-type="float">
            <text:p>666</text:p>
          </table:table-cell>
          <table:table-cell table:formula="of:=[.C59]-[.B59]" office:value-type="float" office:value="634.32" calcext:value-type="float">
            <text:p>634.32</text:p>
          </table:table-cell>
          <table:table-cell table:formula="of:=[.I59]-[.J59]" office:value-type="float" office:value="31.6800000000001" calcext:value-type="float">
            <text:p>31.680000000000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82.135" calcext:value-type="float">
            <text:p>682.135</text:p>
          </table:table-cell>
          <table:table-cell office:value-type="float" office:value="1246.79" calcext:value-type="float">
            <text:p>1246.79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G60] = 1;444;666)" office:value-type="float" office:value="666" calcext:value-type="float">
            <text:p>666</text:p>
          </table:table-cell>
          <table:table-cell table:formula="of:=[.C60]-[.B60]" office:value-type="float" office:value="564.655" calcext:value-type="float">
            <text:p>564.655</text:p>
          </table:table-cell>
          <table:table-cell table:formula="of:=[.I60]-[.J60]" office:value-type="float" office:value="101.345" calcext:value-type="float">
            <text:p>101.34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01.375" calcext:value-type="float">
            <text:p>601.375</text:p>
          </table:table-cell>
          <table:table-cell office:value-type="float" office:value="1155.03" calcext:value-type="float">
            <text:p>1155.03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G61] = 1;444;666)" office:value-type="float" office:value="666" calcext:value-type="float">
            <text:p>666</text:p>
          </table:table-cell>
          <table:table-cell table:formula="of:=[.C61]-[.B61]" office:value-type="float" office:value="553.655" calcext:value-type="float">
            <text:p>553.655</text:p>
          </table:table-cell>
          <table:table-cell table:formula="of:=[.I61]-[.J61]" office:value-type="float" office:value="112.345" calcext:value-type="float">
            <text:p>112.34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70.641" calcext:value-type="float">
            <text:p>770.641</text:p>
          </table:table-cell>
          <table:table-cell office:value-type="float" office:value="1217.07" calcext:value-type="float">
            <text:p>1217.07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62] = 1;444;666)" office:value-type="float" office:value="444" calcext:value-type="float">
            <text:p>444</text:p>
          </table:table-cell>
          <table:table-cell table:formula="of:=[.C62]-[.B62]" office:value-type="float" office:value="446.429" calcext:value-type="float">
            <text:p>446.429</text:p>
          </table:table-cell>
          <table:table-cell table:formula="of:=[.I62]-[.J62]" office:value-type="float" office:value="-2.42899999999997" calcext:value-type="float">
            <text:p>-2.4289999999999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62.148" calcext:value-type="float">
            <text:p>562.148</text:p>
          </table:table-cell>
          <table:table-cell office:value-type="float" office:value="1003.84" calcext:value-type="float">
            <text:p>1003.84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63] = 1;444;666)" office:value-type="float" office:value="444" calcext:value-type="float">
            <text:p>444</text:p>
          </table:table-cell>
          <table:table-cell table:formula="of:=[.C63]-[.B63]" office:value-type="float" office:value="441.692" calcext:value-type="float">
            <text:p>441.692</text:p>
          </table:table-cell>
          <table:table-cell table:formula="of:=[.I63]-[.J63]" office:value-type="float" office:value="2.30799999999999" calcext:value-type="float">
            <text:p>2.3079999999999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27.206" calcext:value-type="float">
            <text:p>527.206</text:p>
          </table:table-cell>
          <table:table-cell office:value-type="float" office:value="982.356" calcext:value-type="float">
            <text:p>982.35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64] = 1;444;666)" office:value-type="float" office:value="444" calcext:value-type="float">
            <text:p>444</text:p>
          </table:table-cell>
          <table:table-cell table:formula="of:=[.C64]-[.B64]" office:value-type="float" office:value="455.15" calcext:value-type="float">
            <text:p>455.15</text:p>
          </table:table-cell>
          <table:table-cell table:formula="of:=[.I64]-[.J64]" office:value-type="float" office:value="-11.15" calcext:value-type="float">
            <text:p>-11.1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81.152" calcext:value-type="float">
            <text:p>581.152</text:p>
          </table:table-cell>
          <table:table-cell office:value-type="float" office:value="1060.3" calcext:value-type="float">
            <text:p>1060.3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65] = 1;444;666)" office:value-type="float" office:value="444" calcext:value-type="float">
            <text:p>444</text:p>
          </table:table-cell>
          <table:table-cell table:formula="of:=[.C65]-[.B65]" office:value-type="float" office:value="479.148" calcext:value-type="float">
            <text:p>479.148</text:p>
          </table:table-cell>
          <table:table-cell table:formula="of:=[.I65]-[.J65]" office:value-type="float" office:value="-35.1479999999999" calcext:value-type="float">
            <text:p>-35.147999999999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85.423" calcext:value-type="float">
            <text:p>485.423</text:p>
          </table:table-cell>
          <table:table-cell office:value-type="float" office:value="981.347" calcext:value-type="float">
            <text:p>981.347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66] = 1;444;666)" office:value-type="float" office:value="444" calcext:value-type="float">
            <text:p>444</text:p>
          </table:table-cell>
          <table:table-cell table:formula="of:=[.C66]-[.B66]" office:value-type="float" office:value="495.924" calcext:value-type="float">
            <text:p>495.924</text:p>
          </table:table-cell>
          <table:table-cell table:formula="of:=[.I66]-[.J66]" office:value-type="float" office:value="-51.924" calcext:value-type="float">
            <text:p>-51.92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10.71" calcext:value-type="float">
            <text:p>510.71</text:p>
          </table:table-cell>
          <table:table-cell office:value-type="float" office:value="943.592" calcext:value-type="float">
            <text:p>943.59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67] = 1;444;666)" office:value-type="float" office:value="444" calcext:value-type="float">
            <text:p>444</text:p>
          </table:table-cell>
          <table:table-cell table:formula="of:=[.C67]-[.B67]" office:value-type="float" office:value="432.882" calcext:value-type="float">
            <text:p>432.882</text:p>
          </table:table-cell>
          <table:table-cell table:formula="of:=[.I67]-[.J67]" office:value-type="float" office:value="11.118" calcext:value-type="float">
            <text:p>11.11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48.66" calcext:value-type="float">
            <text:p>548.66</text:p>
          </table:table-cell>
          <table:table-cell office:value-type="float" office:value="1053.83" calcext:value-type="float">
            <text:p>1053.83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68] = 1;444;666)" office:value-type="float" office:value="444" calcext:value-type="float">
            <text:p>444</text:p>
          </table:table-cell>
          <table:table-cell table:formula="of:=[.C68]-[.B68]" office:value-type="float" office:value="505.17" calcext:value-type="float">
            <text:p>505.17</text:p>
          </table:table-cell>
          <table:table-cell table:formula="of:=[.I68]-[.J68]" office:value-type="float" office:value="-61.17" calcext:value-type="float">
            <text:p>-61.1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29.707" calcext:value-type="float">
            <text:p>529.707</text:p>
          </table:table-cell>
          <table:table-cell office:value-type="float" office:value="986.342" calcext:value-type="float">
            <text:p>986.34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69] = 1;444;666)" office:value-type="float" office:value="444" calcext:value-type="float">
            <text:p>444</text:p>
          </table:table-cell>
          <table:table-cell table:formula="of:=[.C69]-[.B69]" office:value-type="float" office:value="456.635" calcext:value-type="float">
            <text:p>456.635</text:p>
          </table:table-cell>
          <table:table-cell table:formula="of:=[.I69]-[.J69]" office:value-type="float" office:value="-12.635" calcext:value-type="float">
            <text:p>-12.63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79.62" calcext:value-type="float">
            <text:p>479.62</text:p>
          </table:table-cell>
          <table:table-cell office:value-type="float" office:value="964.29" calcext:value-type="float">
            <text:p>964.29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70] = 1;444;666)" office:value-type="float" office:value="444" calcext:value-type="float">
            <text:p>444</text:p>
          </table:table-cell>
          <table:table-cell table:formula="of:=[.C70]-[.B70]" office:value-type="float" office:value="484.67" calcext:value-type="float">
            <text:p>484.67</text:p>
          </table:table-cell>
          <table:table-cell table:formula="of:=[.I70]-[.J70]" office:value-type="float" office:value="-40.67" calcext:value-type="float">
            <text:p>-40.6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76.426" calcext:value-type="float">
            <text:p>476.426</text:p>
          </table:table-cell>
          <table:table-cell office:value-type="float" office:value="880.866" calcext:value-type="float">
            <text:p>880.86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71] = 1;444;666)" office:value-type="float" office:value="444" calcext:value-type="float">
            <text:p>444</text:p>
          </table:table-cell>
          <table:table-cell table:formula="of:=[.C71]-[.B71]" office:value-type="float" office:value="404.44" calcext:value-type="float">
            <text:p>404.44</text:p>
          </table:table-cell>
          <table:table-cell table:formula="of:=[.I71]-[.J71]" office:value-type="float" office:value="39.56" calcext:value-type="float">
            <text:p>39.5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48.401" calcext:value-type="float">
            <text:p>548.401</text:p>
          </table:table-cell>
          <table:table-cell office:value-type="float" office:value="962.09" calcext:value-type="float">
            <text:p>962.09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72] = 1;444;666)" office:value-type="float" office:value="444" calcext:value-type="float">
            <text:p>444</text:p>
          </table:table-cell>
          <table:table-cell table:formula="of:=[.C72]-[.B72]" office:value-type="float" office:value="413.689" calcext:value-type="float">
            <text:p>413.689</text:p>
          </table:table-cell>
          <table:table-cell table:formula="of:=[.I72]-[.J72]" office:value-type="float" office:value="30.3109999999999" calcext:value-type="float">
            <text:p>30.310999999999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09.885" calcext:value-type="float">
            <text:p>409.885</text:p>
          </table:table-cell>
          <table:table-cell office:value-type="float" office:value="870.62" calcext:value-type="float">
            <text:p>870.6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73] = 1;444;666)" office:value-type="float" office:value="444" calcext:value-type="float">
            <text:p>444</text:p>
          </table:table-cell>
          <table:table-cell table:formula="of:=[.C73]-[.B73]" office:value-type="float" office:value="460.735" calcext:value-type="float">
            <text:p>460.735</text:p>
          </table:table-cell>
          <table:table-cell table:formula="of:=[.I73]-[.J73]" office:value-type="float" office:value="-16.735" calcext:value-type="float">
            <text:p>-16.73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82.871" calcext:value-type="float">
            <text:p>482.871</text:p>
          </table:table-cell>
          <table:table-cell office:value-type="float" office:value="907.553" calcext:value-type="float">
            <text:p>907.553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74] = 1;444;666)" office:value-type="float" office:value="444" calcext:value-type="float">
            <text:p>444</text:p>
          </table:table-cell>
          <table:table-cell table:formula="of:=[.C74]-[.B74]" office:value-type="float" office:value="424.682" calcext:value-type="float">
            <text:p>424.682</text:p>
          </table:table-cell>
          <table:table-cell table:formula="of:=[.I74]-[.J74]" office:value-type="float" office:value="19.318" calcext:value-type="float">
            <text:p>19.31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77.408" calcext:value-type="float">
            <text:p>577.408</text:p>
          </table:table-cell>
          <table:table-cell office:value-type="float" office:value="1066.84" calcext:value-type="float">
            <text:p>1066.84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75] = 1;444;666)" office:value-type="float" office:value="444" calcext:value-type="float">
            <text:p>444</text:p>
          </table:table-cell>
          <table:table-cell table:formula="of:=[.C75]-[.B75]" office:value-type="float" office:value="489.432" calcext:value-type="float">
            <text:p>489.432</text:p>
          </table:table-cell>
          <table:table-cell table:formula="of:=[.I75]-[.J75]" office:value-type="float" office:value="-45.4319999999999" calcext:value-type="float">
            <text:p>-45.431999999999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62.673" calcext:value-type="float">
            <text:p>562.673</text:p>
          </table:table-cell>
          <table:table-cell office:value-type="float" office:value="1077.59" calcext:value-type="float">
            <text:p>1077.59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76] = 1;444;666)" office:value-type="float" office:value="444" calcext:value-type="float">
            <text:p>444</text:p>
          </table:table-cell>
          <table:table-cell table:formula="of:=[.C76]-[.B76]" office:value-type="float" office:value="514.917" calcext:value-type="float">
            <text:p>514.917</text:p>
          </table:table-cell>
          <table:table-cell table:formula="of:=[.I76]-[.J76]" office:value-type="float" office:value="-70.9169999999999" calcext:value-type="float">
            <text:p>-70.916999999999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92.133" calcext:value-type="float">
            <text:p>592.133</text:p>
          </table:table-cell>
          <table:table-cell office:value-type="float" office:value="1061.56" calcext:value-type="float">
            <text:p>1061.5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77] = 1;444;666)" office:value-type="float" office:value="444" calcext:value-type="float">
            <text:p>444</text:p>
          </table:table-cell>
          <table:table-cell table:formula="of:=[.C77]-[.B77]" office:value-type="float" office:value="469.427" calcext:value-type="float">
            <text:p>469.427</text:p>
          </table:table-cell>
          <table:table-cell table:formula="of:=[.I77]-[.J77]" office:value-type="float" office:value="-25.4269999999999" calcext:value-type="float">
            <text:p>-25.426999999999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48.185" calcext:value-type="float">
            <text:p>548.185</text:p>
          </table:table-cell>
          <table:table-cell office:value-type="float" office:value="1028.36" calcext:value-type="float">
            <text:p>1028.3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78] = 1;444;666)" office:value-type="float" office:value="444" calcext:value-type="float">
            <text:p>444</text:p>
          </table:table-cell>
          <table:table-cell table:formula="of:=[.C78]-[.B78]" office:value-type="float" office:value="480.175" calcext:value-type="float">
            <text:p>480.175</text:p>
          </table:table-cell>
          <table:table-cell table:formula="of:=[.I78]-[.J78]" office:value-type="float" office:value="-36.175" calcext:value-type="float">
            <text:p>-36.17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06.181" calcext:value-type="float">
            <text:p>506.181</text:p>
          </table:table-cell>
          <table:table-cell office:value-type="float" office:value="1019.35" calcext:value-type="float">
            <text:p>1019.3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79] = 1;444;666)" office:value-type="float" office:value="444" calcext:value-type="float">
            <text:p>444</text:p>
          </table:table-cell>
          <table:table-cell table:formula="of:=[.C79]-[.B79]" office:value-type="float" office:value="513.169" calcext:value-type="float">
            <text:p>513.169</text:p>
          </table:table-cell>
          <table:table-cell table:formula="of:=[.I79]-[.J79]" office:value-type="float" office:value="-69.1690000000001" calcext:value-type="float">
            <text:p>-69.169000000000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19.886" calcext:value-type="float">
            <text:p>619.886</text:p>
          </table:table-cell>
          <table:table-cell office:value-type="float" office:value="1086.84" calcext:value-type="float">
            <text:p>1086.84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80] = 1;444;666)" office:value-type="float" office:value="444" calcext:value-type="float">
            <text:p>444</text:p>
          </table:table-cell>
          <table:table-cell table:formula="of:=[.C80]-[.B80]" office:value-type="float" office:value="466.954" calcext:value-type="float">
            <text:p>466.954</text:p>
          </table:table-cell>
          <table:table-cell table:formula="of:=[.I80]-[.J80]" office:value-type="float" office:value="-22.9539999999999" calcext:value-type="float">
            <text:p>-22.953999999999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81.957" calcext:value-type="float">
            <text:p>481.957</text:p>
          </table:table-cell>
          <table:table-cell office:value-type="float" office:value="974.99" calcext:value-type="float">
            <text:p>974.99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81] = 1;444;666)" office:value-type="float" office:value="444" calcext:value-type="float">
            <text:p>444</text:p>
          </table:table-cell>
          <table:table-cell table:formula="of:=[.C81]-[.B81]" office:value-type="float" office:value="493.033" calcext:value-type="float">
            <text:p>493.033</text:p>
          </table:table-cell>
          <table:table-cell table:formula="of:=[.I81]-[.J81]" office:value-type="float" office:value="-49.033" calcext:value-type="float">
            <text:p>-49.03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14.618" calcext:value-type="float">
            <text:p>914.618</text:p>
          </table:table-cell>
          <table:table-cell office:value-type="float" office:value="1518.02" calcext:value-type="float">
            <text:p>1518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82] = 1;444;666)" office:value-type="float" office:value="444" calcext:value-type="float">
            <text:p>444</text:p>
          </table:table-cell>
          <table:table-cell table:formula="of:=[.C82]-[.B82]" office:value-type="float" office:value="603.402" calcext:value-type="float">
            <text:p>603.402</text:p>
          </table:table-cell>
          <table:table-cell table:formula="of:=[.I82]-[.J82]" office:value-type="float" office:value="-159.402" calcext:value-type="float">
            <text:p>-159.40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88.394" calcext:value-type="float">
            <text:p>688.394</text:p>
          </table:table-cell>
          <table:table-cell office:value-type="float" office:value="1216.56" calcext:value-type="float">
            <text:p>1216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83] = 1;444;666)" office:value-type="float" office:value="444" calcext:value-type="float">
            <text:p>444</text:p>
          </table:table-cell>
          <table:table-cell table:formula="of:=[.C83]-[.B83]" office:value-type="float" office:value="528.166" calcext:value-type="float">
            <text:p>528.166</text:p>
          </table:table-cell>
          <table:table-cell table:formula="of:=[.I83]-[.J83]" office:value-type="float" office:value="-84.1659999999999" calcext:value-type="float">
            <text:p>-84.165999999999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82.888" calcext:value-type="float">
            <text:p>782.888</text:p>
          </table:table-cell>
          <table:table-cell office:value-type="float" office:value="1317.05" calcext:value-type="float">
            <text:p>1317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84] = 1;444;666)" office:value-type="float" office:value="444" calcext:value-type="float">
            <text:p>444</text:p>
          </table:table-cell>
          <table:table-cell table:formula="of:=[.C84]-[.B84]" office:value-type="float" office:value="534.162" calcext:value-type="float">
            <text:p>534.162</text:p>
          </table:table-cell>
          <table:table-cell table:formula="of:=[.I84]-[.J84]" office:value-type="float" office:value="-90.1619999999999" calcext:value-type="float">
            <text:p>-90.161999999999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71.866" calcext:value-type="float">
            <text:p>571.866</text:p>
          </table:table-cell>
          <table:table-cell office:value-type="float" office:value="1020.55" calcext:value-type="float">
            <text:p>1020.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85] = 1;444;666)" office:value-type="float" office:value="444" calcext:value-type="float">
            <text:p>444</text:p>
          </table:table-cell>
          <table:table-cell table:formula="of:=[.C85]-[.B85]" office:value-type="float" office:value="448.684" calcext:value-type="float">
            <text:p>448.684</text:p>
          </table:table-cell>
          <table:table-cell table:formula="of:=[.I85]-[.J85]" office:value-type="float" office:value="-4.68399999999997" calcext:value-type="float">
            <text:p>-4.6839999999999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31.889" calcext:value-type="float">
            <text:p>631.889</text:p>
          </table:table-cell>
          <table:table-cell office:value-type="float" office:value="1083.57" calcext:value-type="float">
            <text:p>1083.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86] = 1;444;666)" office:value-type="float" office:value="444" calcext:value-type="float">
            <text:p>444</text:p>
          </table:table-cell>
          <table:table-cell table:formula="of:=[.C86]-[.B86]" office:value-type="float" office:value="451.681" calcext:value-type="float">
            <text:p>451.681</text:p>
          </table:table-cell>
          <table:table-cell table:formula="of:=[.I86]-[.J86]" office:value-type="float" office:value="-7.68099999999993" calcext:value-type="float">
            <text:p>-7.6809999999999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19.111" calcext:value-type="float">
            <text:p>619.111</text:p>
          </table:table-cell>
          <table:table-cell office:value-type="float" office:value="1117.03" calcext:value-type="float">
            <text:p>1117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87] = 1;444;666)" office:value-type="float" office:value="444" calcext:value-type="float">
            <text:p>444</text:p>
          </table:table-cell>
          <table:table-cell table:formula="of:=[.C87]-[.B87]" office:value-type="float" office:value="497.919" calcext:value-type="float">
            <text:p>497.919</text:p>
          </table:table-cell>
          <table:table-cell table:formula="of:=[.I87]-[.J87]" office:value-type="float" office:value="-53.919" calcext:value-type="float">
            <text:p>-53.91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75.676" calcext:value-type="float">
            <text:p>475.676</text:p>
          </table:table-cell>
          <table:table-cell office:value-type="float" office:value="900.665" calcext:value-type="float">
            <text:p>900.6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88] = 1;444;666)" office:value-type="float" office:value="444" calcext:value-type="float">
            <text:p>444</text:p>
          </table:table-cell>
          <table:table-cell table:formula="of:=[.C88]-[.B88]" office:value-type="float" office:value="424.989" calcext:value-type="float">
            <text:p>424.989</text:p>
          </table:table-cell>
          <table:table-cell table:formula="of:=[.I88]-[.J88]" office:value-type="float" office:value="19.011" calcext:value-type="float">
            <text:p>19.01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32.915" calcext:value-type="float">
            <text:p>532.915</text:p>
          </table:table-cell>
          <table:table-cell office:value-type="float" office:value="1080.58" calcext:value-type="float">
            <text:p>1080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89] = 1;444;666)" office:value-type="float" office:value="444" calcext:value-type="float">
            <text:p>444</text:p>
          </table:table-cell>
          <table:table-cell table:formula="of:=[.C89]-[.B89]" office:value-type="float" office:value="547.665" calcext:value-type="float">
            <text:p>547.665</text:p>
          </table:table-cell>
          <table:table-cell table:formula="of:=[.I89]-[.J89]" office:value-type="float" office:value="-103.665" calcext:value-type="float">
            <text:p>-103.66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76.891" calcext:value-type="float">
            <text:p>676.891</text:p>
          </table:table-cell>
          <table:table-cell office:value-type="float" office:value="1163.07" calcext:value-type="float">
            <text:p>1163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90] = 1;444;666)" office:value-type="float" office:value="444" calcext:value-type="float">
            <text:p>444</text:p>
          </table:table-cell>
          <table:table-cell table:formula="of:=[.C90]-[.B90]" office:value-type="float" office:value="486.179" calcext:value-type="float">
            <text:p>486.179</text:p>
          </table:table-cell>
          <table:table-cell table:formula="of:=[.I90]-[.J90]" office:value-type="float" office:value="-42.179" calcext:value-type="float">
            <text:p>-42.17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19.464" calcext:value-type="float">
            <text:p>619.464</text:p>
          </table:table-cell>
          <table:table-cell office:value-type="float" office:value="1070.64" calcext:value-type="float">
            <text:p>1070.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91] = 1;444;666)" office:value-type="float" office:value="444" calcext:value-type="float">
            <text:p>444</text:p>
          </table:table-cell>
          <table:table-cell table:formula="of:=[.C91]-[.B91]" office:value-type="float" office:value="451.176" calcext:value-type="float">
            <text:p>451.176</text:p>
          </table:table-cell>
          <table:table-cell table:formula="of:=[.I91]-[.J91]" office:value-type="float" office:value="-7.17600000000004" calcext:value-type="float">
            <text:p>-7.1760000000000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29.4" calcext:value-type="float">
            <text:p>629.4</text:p>
          </table:table-cell>
          <table:table-cell office:value-type="float" office:value="1052.34" calcext:value-type="float">
            <text:p>1052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92] = 1;444;666)" office:value-type="float" office:value="444" calcext:value-type="float">
            <text:p>444</text:p>
          </table:table-cell>
          <table:table-cell table:formula="of:=[.C92]-[.B92]" office:value-type="float" office:value="422.94" calcext:value-type="float">
            <text:p>422.94</text:p>
          </table:table-cell>
          <table:table-cell table:formula="of:=[.I92]-[.J92]" office:value-type="float" office:value="21.0600000000001" calcext:value-type="float">
            <text:p>21.060000000000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47.369" calcext:value-type="float">
            <text:p>847.369</text:p>
          </table:table-cell>
          <table:table-cell office:value-type="float" office:value="1370.54" calcext:value-type="float">
            <text:p>1370.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93] = 1;444;666)" office:value-type="float" office:value="444" calcext:value-type="float">
            <text:p>444</text:p>
          </table:table-cell>
          <table:table-cell table:formula="of:=[.C93]-[.B93]" office:value-type="float" office:value="523.171" calcext:value-type="float">
            <text:p>523.171</text:p>
          </table:table-cell>
          <table:table-cell table:formula="of:=[.I93]-[.J93]" office:value-type="float" office:value="-79.1709999999999" calcext:value-type="float">
            <text:p>-79.170999999999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58.143" calcext:value-type="float">
            <text:p>558.143</text:p>
          </table:table-cell>
          <table:table-cell office:value-type="float" office:value="971.351" calcext:value-type="float">
            <text:p>971.3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94] = 1;444;666)" office:value-type="float" office:value="444" calcext:value-type="float">
            <text:p>444</text:p>
          </table:table-cell>
          <table:table-cell table:formula="of:=[.C94]-[.B94]" office:value-type="float" office:value="413.208" calcext:value-type="float">
            <text:p>413.208</text:p>
          </table:table-cell>
          <table:table-cell table:formula="of:=[.I94]-[.J94]" office:value-type="float" office:value="30.792" calcext:value-type="float">
            <text:p>30.79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72.418" calcext:value-type="float">
            <text:p>672.418</text:p>
          </table:table-cell>
          <table:table-cell office:value-type="float" office:value="1176.83" calcext:value-type="float">
            <text:p>1176.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95] = 1;444;666)" office:value-type="float" office:value="444" calcext:value-type="float">
            <text:p>444</text:p>
          </table:table-cell>
          <table:table-cell table:formula="of:=[.C95]-[.B95]" office:value-type="float" office:value="504.412" calcext:value-type="float">
            <text:p>504.412</text:p>
          </table:table-cell>
          <table:table-cell table:formula="of:=[.I95]-[.J95]" office:value-type="float" office:value="-60.4119999999999" calcext:value-type="float">
            <text:p>-60.411999999999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49.178" calcext:value-type="float">
            <text:p>649.178</text:p>
          </table:table-cell>
          <table:table-cell office:value-type="float" office:value="1144.1" calcext:value-type="float">
            <text:p>114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96] = 1;444;666)" office:value-type="float" office:value="444" calcext:value-type="float">
            <text:p>444</text:p>
          </table:table-cell>
          <table:table-cell table:formula="of:=[.C96]-[.B96]" office:value-type="float" office:value="494.922" calcext:value-type="float">
            <text:p>494.922</text:p>
          </table:table-cell>
          <table:table-cell table:formula="of:=[.I96]-[.J96]" office:value-type="float" office:value="-50.9219999999999" calcext:value-type="float">
            <text:p>-50.921999999999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86.177" calcext:value-type="float">
            <text:p>586.177</text:p>
          </table:table-cell>
          <table:table-cell office:value-type="float" office:value="1082.6" calcext:value-type="float">
            <text:p>1082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97] = 1;444;666)" office:value-type="float" office:value="444" calcext:value-type="float">
            <text:p>444</text:p>
          </table:table-cell>
          <table:table-cell table:formula="of:=[.C97]-[.B97]" office:value-type="float" office:value="496.423" calcext:value-type="float">
            <text:p>496.423</text:p>
          </table:table-cell>
          <table:table-cell table:formula="of:=[.I97]-[.J97]" office:value-type="float" office:value="-52.4229999999999" calcext:value-type="float">
            <text:p>-52.422999999999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48.416" calcext:value-type="float">
            <text:p>548.416</text:p>
          </table:table-cell>
          <table:table-cell office:value-type="float" office:value="954.857" calcext:value-type="float">
            <text:p>954.8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98] = 1;444;666)" office:value-type="float" office:value="444" calcext:value-type="float">
            <text:p>444</text:p>
          </table:table-cell>
          <table:table-cell table:formula="of:=[.C98]-[.B98]" office:value-type="float" office:value="406.441" calcext:value-type="float">
            <text:p>406.441</text:p>
          </table:table-cell>
          <table:table-cell table:formula="of:=[.I98]-[.J98]" office:value-type="float" office:value="37.5590000000001" calcext:value-type="float">
            <text:p>37.559000000000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48.184" calcext:value-type="float">
            <text:p>548.184</text:p>
          </table:table-cell>
          <table:table-cell office:value-type="float" office:value="938.625" calcext:value-type="float">
            <text:p>938.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99] = 1;444;666)" office:value-type="float" office:value="444" calcext:value-type="float">
            <text:p>444</text:p>
          </table:table-cell>
          <table:table-cell table:formula="of:=[.C99]-[.B99]" office:value-type="float" office:value="390.441" calcext:value-type="float">
            <text:p>390.441</text:p>
          </table:table-cell>
          <table:table-cell table:formula="of:=[.I99]-[.J99]" office:value-type="float" office:value="53.559" calcext:value-type="float">
            <text:p>53.55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48.668" calcext:value-type="float">
            <text:p>548.668</text:p>
          </table:table-cell>
          <table:table-cell office:value-type="float" office:value="1017.41" calcext:value-type="float">
            <text:p>1017.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100] = 1;444;666)" office:value-type="float" office:value="444" calcext:value-type="float">
            <text:p>444</text:p>
          </table:table-cell>
          <table:table-cell table:formula="of:=[.C100]-[.B100]" office:value-type="float" office:value="468.742" calcext:value-type="float">
            <text:p>468.742</text:p>
          </table:table-cell>
          <table:table-cell table:formula="of:=[.I100]-[.J100]" office:value-type="float" office:value="-24.742" calcext:value-type="float">
            <text:p>-24.74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33.903" calcext:value-type="float">
            <text:p>633.903</text:p>
          </table:table-cell>
          <table:table-cell office:value-type="float" office:value="1133.08" calcext:value-type="float">
            <text:p>1133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101] = 1;444;666)" office:value-type="float" office:value="444" calcext:value-type="float">
            <text:p>444</text:p>
          </table:table-cell>
          <table:table-cell table:formula="of:=[.C101]-[.B101]" office:value-type="float" office:value="499.177" calcext:value-type="float">
            <text:p>499.177</text:p>
          </table:table-cell>
          <table:table-cell table:formula="of:=[.I101]-[.J101]" office:value-type="float" office:value="-55.1769999999999" calcext:value-type="float">
            <text:p>-55.17699999999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19T16:59:07.523717425</meta:creation-date>
    <dc:date>2022-04-19T17:10:59.893270776</dc:date>
    <meta:editing-duration>PT42S</meta:editing-duration>
    <meta:editing-cycles>1</meta:editing-cycles>
    <meta:document-statistic meta:table-count="1" meta:cell-count="1111" meta:object-count="2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31cm" svg:y="3.703cm" style:legend-expansion="high" chart:style-name="ch2"/>
        <chart:plot-area chart:style-name="ch3" table:cell-range-address="Sheet1.E1:Sheet1.E101 Sheet1.I1:Sheet1.J101" chart:data-source-has-labels="row" svg:x="0.32cm" svg:y="0.18cm" svg:width="11.291cm" svg:height="8.64cm">
          <chartooo:coordinate-region svg:x="1.127cm" svg:y="0.38cm" svg:width="9.756cm" svg:height="7.6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secondary-y" chart:style-name="ch7" chart:values-cell-range-address="Sheet1.E2:Sheet1.E101" chart:label-cell-address="Sheet1.E1:Sheet1.E1" chart:class="chart:line">
            <chart:data-point chart:repeated="100"/>
          </chart:series>
          <chart:series chart:attached-axis="primary-y" chart:style-name="ch8" chart:values-cell-range-address="Sheet1.I2:Sheet1.I101" chart:label-cell-address="Sheet1.I1:Sheet1.I1" chart:class="chart:line">
            <chart:data-point chart:repeated="100"/>
          </chart:series>
          <chart:series chart:attached-axis="primary-y" chart:style-name="ch9" chart:values-cell-range-address="Sheet1.J2:Sheet1.J101" chart:label-cell-address="Sheet1.J1:Sheet1.J1" chart:class="chart:line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rm</text:p>
                <draw:g>
                  <svg:desc>Sheet1.E1:Sheet1.E1</svg:desc>
                </draw:g>
              </table:table-cell>
              <table:table-cell office:value-type="string">
                <text:p>expected period</text:p>
                <draw:g>
                  <svg:desc>Sheet1.I1:Sheet1.I1</svg:desc>
                </draw:g>
              </table:table-cell>
              <table:table-cell office:value-type="string">
                <text:p>reproduced period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E2:Sheet1.E101</svg:desc>
                </draw:g>
              </table:table-cell>
              <table:table-cell office:value-type="float" office:value="444">
                <text:p>444</text:p>
                <draw:g>
                  <svg:desc>Sheet1.I2:Sheet1.I101</svg:desc>
                </draw:g>
              </table:table-cell>
              <table:table-cell office:value-type="float" office:value="336.225">
                <text:p>336.225</text:p>
                <draw:g>
                  <svg:desc>Sheet1.J2:Sheet1.J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44">
                <text:p>444</text:p>
              </table:table-cell>
              <table:table-cell office:value-type="float" office:value="442.937">
                <text:p>442.9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44">
                <text:p>444</text:p>
              </table:table-cell>
              <table:table-cell office:value-type="float" office:value="469.349">
                <text:p>469.3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44">
                <text:p>444</text:p>
              </table:table-cell>
              <table:table-cell office:value-type="float" office:value="410.17">
                <text:p>410.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444">
                <text:p>444</text:p>
              </table:table-cell>
              <table:table-cell office:value-type="float" office:value="414.696">
                <text:p>414.6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444">
                <text:p>444</text:p>
              </table:table-cell>
              <table:table-cell office:value-type="float" office:value="385.739">
                <text:p>385.7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444">
                <text:p>444</text:p>
              </table:table-cell>
              <table:table-cell office:value-type="float" office:value="413.17">
                <text:p>413.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44">
                <text:p>444</text:p>
              </table:table-cell>
              <table:table-cell office:value-type="float" office:value="446.714">
                <text:p>446.7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444">
                <text:p>444</text:p>
              </table:table-cell>
              <table:table-cell office:value-type="float" office:value="340.212">
                <text:p>340.2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444">
                <text:p>444</text:p>
              </table:table-cell>
              <table:table-cell office:value-type="float" office:value="417.958">
                <text:p>417.9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444">
                <text:p>444</text:p>
              </table:table-cell>
              <table:table-cell office:value-type="float" office:value="470.663">
                <text:p>470.6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444">
                <text:p>444</text:p>
              </table:table-cell>
              <table:table-cell office:value-type="float" office:value="477.928">
                <text:p>477.9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444">
                <text:p>444</text:p>
              </table:table-cell>
              <table:table-cell office:value-type="float" office:value="498.206">
                <text:p>498.2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444">
                <text:p>444</text:p>
              </table:table-cell>
              <table:table-cell office:value-type="float" office:value="487.946">
                <text:p>487.9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444">
                <text:p>444</text:p>
              </table:table-cell>
              <table:table-cell office:value-type="float" office:value="446.198">
                <text:p>446.1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444">
                <text:p>444</text:p>
              </table:table-cell>
              <table:table-cell office:value-type="float" office:value="500.742">
                <text:p>500.7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444">
                <text:p>444</text:p>
              </table:table-cell>
              <table:table-cell office:value-type="float" office:value="509.398">
                <text:p>509.3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444">
                <text:p>444</text:p>
              </table:table-cell>
              <table:table-cell office:value-type="float" office:value="520.447">
                <text:p>520.4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444">
                <text:p>444</text:p>
              </table:table-cell>
              <table:table-cell office:value-type="float" office:value="511.962">
                <text:p>511.9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444">
                <text:p>444</text:p>
              </table:table-cell>
              <table:table-cell office:value-type="float" office:value="450.655">
                <text:p>450.6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666">
                <text:p>666</text:p>
              </table:table-cell>
              <table:table-cell office:value-type="float" office:value="473.121">
                <text:p>473.1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666">
                <text:p>666</text:p>
              </table:table-cell>
              <table:table-cell office:value-type="float" office:value="615.418">
                <text:p>615.4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666">
                <text:p>666</text:p>
              </table:table-cell>
              <table:table-cell office:value-type="float" office:value="656.911">
                <text:p>656.9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666">
                <text:p>666</text:p>
              </table:table-cell>
              <table:table-cell office:value-type="float" office:value="611.893">
                <text:p>611.8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666">
                <text:p>666</text:p>
              </table:table-cell>
              <table:table-cell office:value-type="float" office:value="631.963">
                <text:p>631.9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666">
                <text:p>666</text:p>
              </table:table-cell>
              <table:table-cell office:value-type="float" office:value="613.649">
                <text:p>613.6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666">
                <text:p>666</text:p>
              </table:table-cell>
              <table:table-cell office:value-type="float" office:value="629.861">
                <text:p>629.8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666">
                <text:p>666</text:p>
              </table:table-cell>
              <table:table-cell office:value-type="float" office:value="670.738">
                <text:p>670.7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666">
                <text:p>666</text:p>
              </table:table-cell>
              <table:table-cell office:value-type="float" office:value="640.611">
                <text:p>640.6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666">
                <text:p>666</text:p>
              </table:table-cell>
              <table:table-cell office:value-type="float" office:value="611.613">
                <text:p>611.6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666">
                <text:p>666</text:p>
              </table:table-cell>
              <table:table-cell office:value-type="float" office:value="672.645">
                <text:p>672.6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666">
                <text:p>666</text:p>
              </table:table-cell>
              <table:table-cell office:value-type="float" office:value="625.611">
                <text:p>625.6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666">
                <text:p>666</text:p>
              </table:table-cell>
              <table:table-cell office:value-type="float" office:value="535.188">
                <text:p>535.1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666">
                <text:p>666</text:p>
              </table:table-cell>
              <table:table-cell office:value-type="float" office:value="680.354">
                <text:p>680.3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666">
                <text:p>666</text:p>
              </table:table-cell>
              <table:table-cell office:value-type="float" office:value="739.368">
                <text:p>739.3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666">
                <text:p>666</text:p>
              </table:table-cell>
              <table:table-cell office:value-type="float" office:value="649.61">
                <text:p>649.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666">
                <text:p>666</text:p>
              </table:table-cell>
              <table:table-cell office:value-type="float" office:value="715.589">
                <text:p>715.5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666">
                <text:p>666</text:p>
              </table:table-cell>
              <table:table-cell office:value-type="float" office:value="779.875">
                <text:p>779.8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666">
                <text:p>666</text:p>
              </table:table-cell>
              <table:table-cell office:value-type="float" office:value="766.095">
                <text:p>766.0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666">
                <text:p>666</text:p>
              </table:table-cell>
              <table:table-cell office:value-type="float" office:value="786.55">
                <text:p>786.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666">
                <text:p>666</text:p>
              </table:table-cell>
              <table:table-cell office:value-type="float" office:value="626.134">
                <text:p>626.1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666">
                <text:p>666</text:p>
              </table:table-cell>
              <table:table-cell office:value-type="float" office:value="565.897">
                <text:p>565.8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666">
                <text:p>666</text:p>
              </table:table-cell>
              <table:table-cell office:value-type="float" office:value="655.923">
                <text:p>655.9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  <table:table-cell office:value-type="float" office:value="666">
                <text:p>666</text:p>
              </table:table-cell>
              <table:table-cell office:value-type="float" office:value="565.624">
                <text:p>565.6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666">
                <text:p>666</text:p>
              </table:table-cell>
              <table:table-cell office:value-type="float" office:value="591.142">
                <text:p>591.1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666">
                <text:p>666</text:p>
              </table:table-cell>
              <table:table-cell office:value-type="float" office:value="656.109">
                <text:p>656.1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666">
                <text:p>666</text:p>
              </table:table-cell>
              <table:table-cell office:value-type="float" office:value="656.38">
                <text:p>656.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  <table:table-cell office:value-type="float" office:value="666">
                <text:p>666</text:p>
              </table:table-cell>
              <table:table-cell office:value-type="float" office:value="612.145">
                <text:p>612.1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666">
                <text:p>666</text:p>
              </table:table-cell>
              <table:table-cell office:value-type="float" office:value="670.113">
                <text:p>670.1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666">
                <text:p>666</text:p>
              </table:table-cell>
              <table:table-cell office:value-type="float" office:value="634.557">
                <text:p>634.5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666">
                <text:p>666</text:p>
              </table:table-cell>
              <table:table-cell office:value-type="float" office:value="622.831">
                <text:p>622.8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">
                <text:p>1</text:p>
              </table:table-cell>
              <table:table-cell office:value-type="float" office:value="666">
                <text:p>666</text:p>
              </table:table-cell>
              <table:table-cell office:value-type="float" office:value="714.627">
                <text:p>714.6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  <table:table-cell office:value-type="float" office:value="666">
                <text:p>666</text:p>
              </table:table-cell>
              <table:table-cell office:value-type="float" office:value="662.128">
                <text:p>662.1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  <table:table-cell office:value-type="float" office:value="666">
                <text:p>666</text:p>
              </table:table-cell>
              <table:table-cell office:value-type="float" office:value="608.942">
                <text:p>608.9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">
                <text:p>1</text:p>
              </table:table-cell>
              <table:table-cell office:value-type="float" office:value="666">
                <text:p>666</text:p>
              </table:table-cell>
              <table:table-cell office:value-type="float" office:value="602.862">
                <text:p>602.8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">
                <text:p>1</text:p>
              </table:table-cell>
              <table:table-cell office:value-type="float" office:value="666">
                <text:p>666</text:p>
              </table:table-cell>
              <table:table-cell office:value-type="float" office:value="659.128">
                <text:p>659.1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">
                <text:p>1</text:p>
              </table:table-cell>
              <table:table-cell office:value-type="float" office:value="666">
                <text:p>666</text:p>
              </table:table-cell>
              <table:table-cell office:value-type="float" office:value="662.638">
                <text:p>662.6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">
                <text:p>1</text:p>
              </table:table-cell>
              <table:table-cell office:value-type="float" office:value="666">
                <text:p>666</text:p>
              </table:table-cell>
              <table:table-cell office:value-type="float" office:value="634.32">
                <text:p>634.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">
                <text:p>1</text:p>
              </table:table-cell>
              <table:table-cell office:value-type="float" office:value="666">
                <text:p>666</text:p>
              </table:table-cell>
              <table:table-cell office:value-type="float" office:value="564.655">
                <text:p>564.6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666">
                <text:p>666</text:p>
              </table:table-cell>
              <table:table-cell office:value-type="float" office:value="553.655">
                <text:p>553.6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  <table:table-cell office:value-type="float" office:value="444">
                <text:p>444</text:p>
              </table:table-cell>
              <table:table-cell office:value-type="float" office:value="446.429">
                <text:p>446.42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">
                <text:p>1</text:p>
              </table:table-cell>
              <table:table-cell office:value-type="float" office:value="444">
                <text:p>444</text:p>
              </table:table-cell>
              <table:table-cell office:value-type="float" office:value="441.692">
                <text:p>441.69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  <table:table-cell office:value-type="float" office:value="444">
                <text:p>444</text:p>
              </table:table-cell>
              <table:table-cell office:value-type="float" office:value="455.15">
                <text:p>455.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444">
                <text:p>444</text:p>
              </table:table-cell>
              <table:table-cell office:value-type="float" office:value="479.148">
                <text:p>479.14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444">
                <text:p>444</text:p>
              </table:table-cell>
              <table:table-cell office:value-type="float" office:value="495.924">
                <text:p>495.9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">
                <text:p>1</text:p>
              </table:table-cell>
              <table:table-cell office:value-type="float" office:value="444">
                <text:p>444</text:p>
              </table:table-cell>
              <table:table-cell office:value-type="float" office:value="432.882">
                <text:p>432.88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">
                <text:p>1</text:p>
              </table:table-cell>
              <table:table-cell office:value-type="float" office:value="444">
                <text:p>444</text:p>
              </table:table-cell>
              <table:table-cell office:value-type="float" office:value="505.17">
                <text:p>505.1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444">
                <text:p>444</text:p>
              </table:table-cell>
              <table:table-cell office:value-type="float" office:value="456.635">
                <text:p>456.63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">
                <text:p>1</text:p>
              </table:table-cell>
              <table:table-cell office:value-type="float" office:value="444">
                <text:p>444</text:p>
              </table:table-cell>
              <table:table-cell office:value-type="float" office:value="484.67">
                <text:p>484.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">
                <text:p>1</text:p>
              </table:table-cell>
              <table:table-cell office:value-type="float" office:value="444">
                <text:p>444</text:p>
              </table:table-cell>
              <table:table-cell office:value-type="float" office:value="404.44">
                <text:p>404.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">
                <text:p>1</text:p>
              </table:table-cell>
              <table:table-cell office:value-type="float" office:value="444">
                <text:p>444</text:p>
              </table:table-cell>
              <table:table-cell office:value-type="float" office:value="413.689">
                <text:p>413.6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">
                <text:p>1</text:p>
              </table:table-cell>
              <table:table-cell office:value-type="float" office:value="444">
                <text:p>444</text:p>
              </table:table-cell>
              <table:table-cell office:value-type="float" office:value="460.735">
                <text:p>460.73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">
                <text:p>1</text:p>
              </table:table-cell>
              <table:table-cell office:value-type="float" office:value="444">
                <text:p>444</text:p>
              </table:table-cell>
              <table:table-cell office:value-type="float" office:value="424.682">
                <text:p>424.68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">
                <text:p>1</text:p>
              </table:table-cell>
              <table:table-cell office:value-type="float" office:value="444">
                <text:p>444</text:p>
              </table:table-cell>
              <table:table-cell office:value-type="float" office:value="489.432">
                <text:p>489.43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">
                <text:p>1</text:p>
              </table:table-cell>
              <table:table-cell office:value-type="float" office:value="444">
                <text:p>444</text:p>
              </table:table-cell>
              <table:table-cell office:value-type="float" office:value="514.917">
                <text:p>514.91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">
                <text:p>1</text:p>
              </table:table-cell>
              <table:table-cell office:value-type="float" office:value="444">
                <text:p>444</text:p>
              </table:table-cell>
              <table:table-cell office:value-type="float" office:value="469.427">
                <text:p>469.42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">
                <text:p>1</text:p>
              </table:table-cell>
              <table:table-cell office:value-type="float" office:value="444">
                <text:p>444</text:p>
              </table:table-cell>
              <table:table-cell office:value-type="float" office:value="480.175">
                <text:p>480.1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">
                <text:p>1</text:p>
              </table:table-cell>
              <table:table-cell office:value-type="float" office:value="444">
                <text:p>444</text:p>
              </table:table-cell>
              <table:table-cell office:value-type="float" office:value="513.169">
                <text:p>513.1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444">
                <text:p>444</text:p>
              </table:table-cell>
              <table:table-cell office:value-type="float" office:value="466.954">
                <text:p>466.95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444">
                <text:p>444</text:p>
              </table:table-cell>
              <table:table-cell office:value-type="float" office:value="493.033">
                <text:p>493.0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444">
                <text:p>444</text:p>
              </table:table-cell>
              <table:table-cell office:value-type="float" office:value="603.402">
                <text:p>603.40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444">
                <text:p>444</text:p>
              </table:table-cell>
              <table:table-cell office:value-type="float" office:value="528.166">
                <text:p>528.16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444">
                <text:p>444</text:p>
              </table:table-cell>
              <table:table-cell office:value-type="float" office:value="534.162">
                <text:p>534.16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444">
                <text:p>444</text:p>
              </table:table-cell>
              <table:table-cell office:value-type="float" office:value="448.684">
                <text:p>448.6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444">
                <text:p>444</text:p>
              </table:table-cell>
              <table:table-cell office:value-type="float" office:value="451.681">
                <text:p>451.68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444">
                <text:p>444</text:p>
              </table:table-cell>
              <table:table-cell office:value-type="float" office:value="497.919">
                <text:p>497.9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444">
                <text:p>444</text:p>
              </table:table-cell>
              <table:table-cell office:value-type="float" office:value="424.989">
                <text:p>424.9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444">
                <text:p>444</text:p>
              </table:table-cell>
              <table:table-cell office:value-type="float" office:value="547.665">
                <text:p>547.6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444">
                <text:p>444</text:p>
              </table:table-cell>
              <table:table-cell office:value-type="float" office:value="486.179">
                <text:p>486.17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444">
                <text:p>444</text:p>
              </table:table-cell>
              <table:table-cell office:value-type="float" office:value="451.176">
                <text:p>451.1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444">
                <text:p>444</text:p>
              </table:table-cell>
              <table:table-cell office:value-type="float" office:value="422.94">
                <text:p>422.9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444">
                <text:p>444</text:p>
              </table:table-cell>
              <table:table-cell office:value-type="float" office:value="523.171">
                <text:p>523.1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444">
                <text:p>444</text:p>
              </table:table-cell>
              <table:table-cell office:value-type="float" office:value="413.208">
                <text:p>413.20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444">
                <text:p>444</text:p>
              </table:table-cell>
              <table:table-cell office:value-type="float" office:value="504.412">
                <text:p>504.4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444">
                <text:p>444</text:p>
              </table:table-cell>
              <table:table-cell office:value-type="float" office:value="494.922">
                <text:p>494.92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444">
                <text:p>444</text:p>
              </table:table-cell>
              <table:table-cell office:value-type="float" office:value="496.423">
                <text:p>496.42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444">
                <text:p>444</text:p>
              </table:table-cell>
              <table:table-cell office:value-type="float" office:value="406.441">
                <text:p>406.44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444">
                <text:p>444</text:p>
              </table:table-cell>
              <table:table-cell office:value-type="float" office:value="390.441">
                <text:p>390.44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444">
                <text:p>444</text:p>
              </table:table-cell>
              <table:table-cell office:value-type="float" office:value="468.742">
                <text:p>468.7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444">
                <text:p>444</text:p>
              </table:table-cell>
              <table:table-cell office:value-type="float" office:value="499.177">
                <text:p>499.1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3cm" svg:y="3.703cm" style:legend-expansion="high" chart:style-name="ch2"/>
        <chart:plot-area chart:style-name="ch3" table:cell-range-address="Sheet1.E1:Sheet1.E101 Sheet1.G1:Sheet1.G101 Sheet1.K1:Sheet1.K101" chart:data-source-has-labels="row" svg:x="0.32cm" svg:y="0.18cm" svg:width="13.09cm" svg:height="8.64cm">
          <chartooo:coordinate-region svg:x="1.047cm" svg:y="0.379cm" svg:width="11.45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Sheet1.E2:Sheet1.E101" chart:label-cell-address="Sheet1.E1:Sheet1.E1" chart:class="chart:line">
            <chart:data-point chart:repeated="100"/>
          </chart:series>
          <chart:series chart:attached-axis="primary-y" chart:style-name="ch8" chart:values-cell-range-address="Sheet1.G2:Sheet1.G101" chart:label-cell-address="Sheet1.G1:Sheet1.G1" chart:class="chart:line">
            <chart:data-point chart:repeated="100"/>
          </chart:series>
          <chart:series chart:attached-axis="secondary-y" chart:style-name="ch9" chart:values-cell-range-address="Sheet1.K2:Sheet1.K101" chart:label-cell-address="Sheet1.K1:Sheet1.K1" chart:class="chart:line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rm</text:p>
                <draw:g>
                  <svg:desc>Sheet1.E1:Sheet1.E1</svg:desc>
                </draw:g>
              </table:table-cell>
              <table:table-cell office:value-type="string">
                <text:p>sound</text:p>
                <draw:g>
                  <svg:desc>Sheet1.G1:Sheet1.G1</svg:desc>
                </draw:g>
              </table:table-cell>
              <table:table-cell office:value-type="string">
                <text:p>error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E2:Sheet1.E101</svg:desc>
                </draw:g>
              </table:table-cell>
              <table:table-cell office:value-type="float" office:value="1">
                <text:p>1</text:p>
                <draw:g>
                  <svg:desc>Sheet1.G2:Sheet1.G101</svg:desc>
                </draw:g>
              </table:table-cell>
              <table:table-cell office:value-type="float" office:value="107.775">
                <text:p>107.775</text:p>
                <draw:g>
                  <svg:desc>Sheet1.K2:Sheet1.K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.06299999999987">
                <text:p>1.062999999999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-25.3489999999999">
                <text:p>-25.34899999999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3.8299999999999">
                <text:p>33.82999999999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9.304">
                <text:p>29.3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8.2610000000001">
                <text:p>58.26100000000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0.8299999999999">
                <text:p>30.82999999999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-2.71399999999994">
                <text:p>-2.713999999999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03.788">
                <text:p>103.7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6.0419999999999">
                <text:p>26.04199999999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-26.6629999999999">
                <text:p>-26.66299999999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-33.9279999999999">
                <text:p>-33.92799999999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-54.2060000000001">
                <text:p>-54.20600000000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-43.946">
                <text:p>-43.9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-2.19800000000009">
                <text:p>-2.198000000000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-56.7420000000001">
                <text:p>-56.74200000000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-65.398">
                <text:p>-65.3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-76.4469999999999">
                <text:p>-76.44699999999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-67.9619999999999">
                <text:p>-67.96199999999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-6.65499999999997">
                <text:p>-6.654999999999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92.879">
                <text:p>192.8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0.582">
                <text:p>50.5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9.08900000000006">
                <text:p>9.089000000000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4.1070000000001">
                <text:p>54.10700000000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4.037">
                <text:p>34.0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2.351">
                <text:p>52.3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6.1389999999999">
                <text:p>36.13899999999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-4.73799999999994">
                <text:p>-4.737999999999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5.3889999999999">
                <text:p>25.38899999999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4.3869999999999">
                <text:p>54.38699999999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-6.64499999999998">
                <text:p>-6.644999999999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0.389">
                <text:p>40.3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30.812">
                <text:p>130.8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-14.354">
                <text:p>-14.3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-73.3680000000001">
                <text:p>-73.36800000000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6.39">
                <text:p>16.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-49.5890000000001">
                <text:p>-49.58900000000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-113.875">
                <text:p>-113.8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-100.095">
                <text:p>-100.0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-120.55">
                <text:p>-120.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9.866">
                <text:p>39.8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00.103">
                <text:p>100.1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0.077">
                <text:p>10.07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00.376">
                <text:p>100.3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74.8580000000001">
                <text:p>74.85800000000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.89099999999996">
                <text:p>9.890999999999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.62">
                <text:p>9.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3.855">
                <text:p>53.8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-4.11299999999994">
                <text:p>-4.112999999999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1.443">
                <text:p>31.4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3.169">
                <text:p>43.16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-48.627">
                <text:p>-48.6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87200000000007">
                <text:p>3.8720000000000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7.0580000000001">
                <text:p>57.05800000000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3.138">
                <text:p>63.1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87199999999996">
                <text:p>6.871999999999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36199999999997">
                <text:p>3.361999999999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1.6800000000001">
                <text:p>31.68000000000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01.345">
                <text:p>101.3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12.345">
                <text:p>112.3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2.42899999999997">
                <text:p>-2.4289999999999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.30799999999999">
                <text:p>2.307999999999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11.15">
                <text:p>-11.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5.1479999999999">
                <text:p>-35.14799999999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51.924">
                <text:p>-51.9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1.118">
                <text:p>11.11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61.17">
                <text:p>-61.1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12.635">
                <text:p>-12.63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40.67">
                <text:p>-40.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9.56">
                <text:p>39.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0.3109999999999">
                <text:p>30.31099999999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16.735">
                <text:p>-16.73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9.318">
                <text:p>19.3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45.4319999999999">
                <text:p>-45.43199999999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70.9169999999999">
                <text:p>-70.91699999999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25.4269999999999">
                <text:p>-25.42699999999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6.175">
                <text:p>-36.1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69.1690000000001">
                <text:p>-69.16900000000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22.9539999999999">
                <text:p>-22.95399999999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49.033">
                <text:p>-49.0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-159.402">
                <text:p>-159.40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-84.1659999999999">
                <text:p>-84.16599999999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-90.1619999999999">
                <text:p>-90.16199999999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-4.68399999999997">
                <text:p>-4.6839999999999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-7.68099999999993">
                <text:p>-7.6809999999999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-53.919">
                <text:p>-53.9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9.011">
                <text:p>19.01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-103.665">
                <text:p>-103.6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-42.179">
                <text:p>-42.17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-7.17600000000004">
                <text:p>-7.1760000000000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1.0600000000001">
                <text:p>21.06000000000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-79.1709999999999">
                <text:p>-79.17099999999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0.792">
                <text:p>30.7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-60.4119999999999">
                <text:p>-60.411999999999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-50.9219999999999">
                <text:p>-50.92199999999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-52.4229999999999">
                <text:p>-52.422999999999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7.5590000000001">
                <text:p>37.55900000000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3.559">
                <text:p>53.55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-24.742">
                <text:p>-24.7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-55.1769999999999">
                <text:p>-55.17699999999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